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YYYYMMDD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3" calcext:value-type="float">
            <text:p>1021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4" calcext:value-type="float">
            <text:p>102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6" calcext:value-type="float">
            <text:p>102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5" calcext:value-type="float">
            <text:p>1021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9" calcext:value-type="float">
            <text:p>10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9" calcext:value-type="float">
            <text:p>1021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3" calcext:value-type="float">
            <text:p>1022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11" calcext:value-type="float">
            <text:p>211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5" calcext:value-type="float">
            <text:p>1022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4" calcext:value-type="float">
            <text:p>102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4" calcext:value-type="float">
            <text:p>102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4" calcext:value-type="float">
            <text:p>1022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2" calcext:value-type="float">
            <text:p>1022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0" calcext:value-type="float">
            <text:p>1022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9" calcext:value-type="float">
            <text:p>102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2" calcext:value-type="float">
            <text:p>1022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2" calcext:value-type="float">
            <text:p>1022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5" calcext:value-type="float">
            <text:p>1022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7" calcext:value-type="float">
            <text:p>1022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22" calcext:value-type="float">
            <text:p>22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0" calcext:value-type="float">
            <text:p>20150820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8" calcext:value-type="float">
            <text:p>1022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7" calcext:value-type="float">
            <text:p>1022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6" calcext:value-type="float">
            <text:p>1022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5" calcext:value-type="float">
            <text:p>1022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5" calcext:value-type="float">
            <text:p>1022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6" calcext:value-type="float">
            <text:p>102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7" calcext:value-type="float">
            <text:p>1022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" calcext:value-type="float">
            <text:p>1023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" calcext:value-type="float">
            <text:p>102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" calcext:value-type="float">
            <text:p>10232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" calcext:value-type="float">
            <text:p>1023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8" calcext:value-type="float">
            <text:p>1022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6" calcext:value-type="float">
            <text:p>10226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6" calcext:value-type="float">
            <text:p>1021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7" calcext:value-type="float">
            <text:p>102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7" calcext:value-type="float">
            <text:p>1021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6" calcext:value-type="float">
            <text:p>206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7" calcext:value-type="float">
            <text:p>1021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5" calcext:value-type="float">
            <text:p>1021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6" calcext:value-type="float">
            <text:p>206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3" calcext:value-type="float">
            <text:p>1021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1" calcext:value-type="float">
            <text:p>1021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1" calcext:value-type="float">
            <text:p>20150821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5" calcext:value-type="float">
            <text:p>1020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1" calcext:value-type="float">
            <text:p>10201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9" calcext:value-type="float">
            <text:p>1019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8" calcext:value-type="float">
            <text:p>1019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7" calcext:value-type="float">
            <text:p>1019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27" calcext:value-type="float">
            <text:p>227</text:p>
          </table:table-cell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5" calcext:value-type="float">
            <text:p>10195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2" calcext:value-type="float">
            <text:p>1019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38" calcext:value-type="float">
            <text:p>238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0" calcext:value-type="float">
            <text:p>1019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249" calcext:value-type="float">
            <text:p>249</text:p>
          </table:table-cell>
          <table:table-cell office:value-type="float" office:value="195" calcext:value-type="float">
            <text:p>195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7" calcext:value-type="float">
            <text:p>101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3" calcext:value-type="float">
            <text:p>1018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260" calcext:value-type="float">
            <text:p>260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9" calcext:value-type="float">
            <text:p>10179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52" calcext:value-type="float">
            <text:p>252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5" calcext:value-type="float">
            <text:p>1017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248" calcext:value-type="float">
            <text:p>24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1" calcext:value-type="float">
            <text:p>1017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39" calcext:value-type="float">
            <text:p>239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7" calcext:value-type="float">
            <text:p>1016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3" calcext:value-type="float">
            <text:p>1016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2" calcext:value-type="float">
            <text:p>1016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0" calcext:value-type="float">
            <text:p>101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5" calcext:value-type="float">
            <text:p>1015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3" calcext:value-type="float">
            <text:p>1015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6" calcext:value-type="float">
            <text:p>1014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2" calcext:value-type="float">
            <text:p>20150822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0" calcext:value-type="float">
            <text:p>101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6" calcext:value-type="float">
            <text:p>1013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0" calcext:value-type="float">
            <text:p>1013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22" calcext:value-type="float">
            <text:p>101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18" calcext:value-type="float">
            <text:p>101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3" calcext:value-type="float">
            <text:p>1011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159" calcext:value-type="float">
            <text:p>159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9" calcext:value-type="float">
            <text:p>1010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2" calcext:value-type="float">
            <text:p>101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97" calcext:value-type="float">
            <text:p>197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6" calcext:value-type="float">
            <text:p>1009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07" calcext:value-type="float">
            <text:p>207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6" calcext:value-type="float">
            <text:p>1008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16" calcext:value-type="float">
            <text:p>216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1" calcext:value-type="float">
            <text:p>1008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3" calcext:value-type="float">
            <text:p>1007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239" calcext:value-type="float">
            <text:p>239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0" calcext:value-type="float">
            <text:p>1007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2" calcext:value-type="float">
            <text:p>1006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245" calcext:value-type="float">
            <text:p>245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4" calcext:value-type="float">
            <text:p>1005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242" calcext:value-type="float">
            <text:p>24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49" calcext:value-type="float">
            <text:p>1004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237" calcext:value-type="float">
            <text:p>237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44" calcext:value-type="float">
            <text:p>1004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28" calcext:value-type="float">
            <text:p>228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41" calcext:value-type="float">
            <text:p>10041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9" calcext:value-type="float">
            <text:p>10039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8" calcext:value-type="float">
            <text:p>10038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42" calcext:value-type="float">
            <text:p>1004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41" calcext:value-type="float">
            <text:p>1004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22" calcext:value-type="float">
            <text:p>22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41" calcext:value-type="float">
            <text:p>1004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41" calcext:value-type="float">
            <text:p>1004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3" calcext:value-type="float">
            <text:p>20150823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38" calcext:value-type="float">
            <text:p>1003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034" calcext:value-type="float">
            <text:p>1003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32" calcext:value-type="float">
            <text:p>1003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30" calcext:value-type="float">
            <text:p>1003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27" calcext:value-type="float">
            <text:p>1002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3" calcext:value-type="float">
            <text:p>100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1" calcext:value-type="float">
            <text:p>1002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1" calcext:value-type="float">
            <text:p>1002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9" calcext:value-type="float">
            <text:p>1001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7" calcext:value-type="float">
            <text:p>1001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3" calcext:value-type="float">
            <text:p>1001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9" calcext:value-type="float">
            <text:p>1000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88" calcext:value-type="float">
            <text:p>998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84" calcext:value-type="float">
            <text:p>998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9983" calcext:value-type="float">
            <text:p>998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9974" calcext:value-type="float">
            <text:p>997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9" calcext:value-type="float">
            <text:p>9969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970" calcext:value-type="float">
            <text:p>997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73" calcext:value-type="float">
            <text:p>9973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75" calcext:value-type="float">
            <text:p>997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76" calcext:value-type="float">
            <text:p>997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977" calcext:value-type="float">
            <text:p>997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976" calcext:value-type="float">
            <text:p>997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4" calcext:value-type="float">
            <text:p>20150824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978" calcext:value-type="float">
            <text:p>997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86" calcext:value-type="float">
            <text:p>998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13" calcext:value-type="float">
            <text:p>1001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26" calcext:value-type="float">
            <text:p>10026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9" calcext:value-type="float">
            <text:p>1003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1" calcext:value-type="float">
            <text:p>1005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2" calcext:value-type="float">
            <text:p>1006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5" calcext:value-type="float">
            <text:p>1007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6" calcext:value-type="float">
            <text:p>10086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3" calcext:value-type="float">
            <text:p>1009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0" calcext:value-type="float">
            <text:p>1010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6" calcext:value-type="float">
            <text:p>10106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7" calcext:value-type="float">
            <text:p>101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9" calcext:value-type="float">
            <text:p>10109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9" calcext:value-type="float">
            <text:p>10109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8" calcext:value-type="float">
            <text:p>1010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08" calcext:value-type="float">
            <text:p>1010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106" calcext:value-type="float">
            <text:p>10106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101" calcext:value-type="float">
            <text:p>1010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93" calcext:value-type="float">
            <text:p>1009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84" calcext:value-type="float">
            <text:p>1008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81" calcext:value-type="float">
            <text:p>1008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84" calcext:value-type="float">
            <text:p>1008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5" calcext:value-type="float">
            <text:p>20150825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2" calcext:value-type="float">
            <text:p>1008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7" calcext:value-type="float">
            <text:p>1008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8" calcext:value-type="float">
            <text:p>10088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8" calcext:value-type="float">
            <text:p>1008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9" calcext:value-type="float">
            <text:p>1008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8" calcext:value-type="float">
            <text:p>1008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0" calcext:value-type="float">
            <text:p>1009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7" calcext:value-type="float">
            <text:p>1008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6" calcext:value-type="float">
            <text:p>1008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206" calcext:value-type="float">
            <text:p>206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2" calcext:value-type="float">
            <text:p>100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09" calcext:value-type="float">
            <text:p>209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3" calcext:value-type="float">
            <text:p>100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211" calcext:value-type="float">
            <text:p>211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3" calcext:value-type="float">
            <text:p>100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228" calcext:value-type="float">
            <text:p>228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9" calcext:value-type="float">
            <text:p>1007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8" calcext:value-type="float">
            <text:p>1007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223" calcext:value-type="float">
            <text:p>22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3" calcext:value-type="float">
            <text:p>1007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9" calcext:value-type="float">
            <text:p>1006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1" calcext:value-type="float">
            <text:p>1006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219" calcext:value-type="float">
            <text:p>21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48" calcext:value-type="float">
            <text:p>1004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6" calcext:value-type="float">
            <text:p>1003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0060" calcext:value-type="float">
            <text:p>1006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056" calcext:value-type="float">
            <text:p>10056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53" calcext:value-type="float">
            <text:p>10053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53" calcext:value-type="float">
            <text:p>1005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48" calcext:value-type="float">
            <text:p>1004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6" calcext:value-type="float">
            <text:p>20150826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45" calcext:value-type="float">
            <text:p>1004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44" calcext:value-type="float">
            <text:p>1004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49" calcext:value-type="float">
            <text:p>10049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48" calcext:value-type="float">
            <text:p>1004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51" calcext:value-type="float">
            <text:p>10051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55" calcext:value-type="float">
            <text:p>1005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58" calcext:value-type="float">
            <text:p>1005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2" calcext:value-type="float">
            <text:p>10062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5" calcext:value-type="float">
            <text:p>1006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8" calcext:value-type="float">
            <text:p>1006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9" calcext:value-type="float">
            <text:p>1006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72" calcext:value-type="float">
            <text:p>1007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73" calcext:value-type="float">
            <text:p>1007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2" calcext:value-type="float">
            <text:p>1007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4" calcext:value-type="float">
            <text:p>1007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6" calcext:value-type="float">
            <text:p>10076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75" calcext:value-type="float">
            <text:p>1007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6" calcext:value-type="float">
            <text:p>10076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1" calcext:value-type="float">
            <text:p>1008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5" calcext:value-type="float">
            <text:p>10085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9" calcext:value-type="float">
            <text:p>1008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22" calcext:value-type="float">
            <text:p>22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0" calcext:value-type="float">
            <text:p>1010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2" calcext:value-type="float">
            <text:p>1010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7" calcext:value-type="float">
            <text:p>20150827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5" calcext:value-type="float">
            <text:p>1010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9" calcext:value-type="float">
            <text:p>1010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13" calcext:value-type="float">
            <text:p>101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16" calcext:value-type="float">
            <text:p>101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20" calcext:value-type="float">
            <text:p>101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7" calcext:value-type="float">
            <text:p>1012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4" calcext:value-type="float">
            <text:p>1013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1" calcext:value-type="float">
            <text:p>1014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5" calcext:value-type="float">
            <text:p>1014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2" calcext:value-type="float">
            <text:p>1015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0" calcext:value-type="float">
            <text:p>1016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4" calcext:value-type="float">
            <text:p>1016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5" calcext:value-type="float">
            <text:p>1017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8" calcext:value-type="float">
            <text:p>1017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1" calcext:value-type="float">
            <text:p>1018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6" calcext:value-type="float">
            <text:p>1018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8" calcext:value-type="float">
            <text:p>1018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97" calcext:value-type="float">
            <text:p>1019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2" calcext:value-type="float">
            <text:p>1020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4" calcext:value-type="float">
            <text:p>1020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4" calcext:value-type="float">
            <text:p>1020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8" calcext:value-type="float">
            <text:p>20150828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7" calcext:value-type="float">
            <text:p>10207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9" calcext:value-type="float">
            <text:p>10209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0" calcext:value-type="float">
            <text:p>1021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4" calcext:value-type="float">
            <text:p>1021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7" calcext:value-type="float">
            <text:p>1021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2" calcext:value-type="float">
            <text:p>1022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0" calcext:value-type="float">
            <text:p>102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9" calcext:value-type="float">
            <text:p>1021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96" calcext:value-type="float">
            <text:p>196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6" calcext:value-type="float">
            <text:p>1021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5" calcext:value-type="float">
            <text:p>1021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97" calcext:value-type="float">
            <text:p>197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1" calcext:value-type="float">
            <text:p>1021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1" calcext:value-type="float">
            <text:p>102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3" calcext:value-type="float">
            <text:p>1021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2" calcext:value-type="float">
            <text:p>1020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4" calcext:value-type="float">
            <text:p>1020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7" calcext:value-type="float">
            <text:p>1020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7" calcext:value-type="float">
            <text:p>1020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" calcext:value-type="float">
            <text:p>173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5" calcext:value-type="float">
            <text:p>1020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4" calcext:value-type="float">
            <text:p>1020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29" calcext:value-type="float">
            <text:p>20150829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99" calcext:value-type="float">
            <text:p>1019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98" calcext:value-type="float">
            <text:p>1019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95" calcext:value-type="float">
            <text:p>1019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90" calcext:value-type="float">
            <text:p>1019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86" calcext:value-type="float">
            <text:p>1018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8" calcext:value-type="float">
            <text:p>1018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5" calcext:value-type="float">
            <text:p>1018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3" calcext:value-type="float">
            <text:p>101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6" calcext:value-type="float">
            <text:p>1018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8" calcext:value-type="float">
            <text:p>1017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6" calcext:value-type="float">
            <text:p>10176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04" calcext:value-type="float">
            <text:p>204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4" calcext:value-type="float">
            <text:p>1017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0" calcext:value-type="float">
            <text:p>1017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02" calcext:value-type="float">
            <text:p>202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8" calcext:value-type="float">
            <text:p>1016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98" calcext:value-type="float">
            <text:p>198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94" calcext:value-type="float">
            <text:p>194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7" calcext:value-type="float">
            <text:p>1016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1" calcext:value-type="float">
            <text:p>1016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3" calcext:value-type="float">
            <text:p>1016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2" calcext:value-type="float">
            <text:p>1016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0" calcext:value-type="float">
            <text:p>2015083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3" calcext:value-type="float">
            <text:p>1016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134" calcext:value-type="float">
            <text:p>1013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39" calcext:value-type="float">
            <text:p>1013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147" calcext:value-type="float">
            <text:p>1014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125" calcext:value-type="float">
            <text:p>1012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124" calcext:value-type="float">
            <text:p>1012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123" calcext:value-type="float">
            <text:p>101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7" calcext:value-type="float">
            <text:p>7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125" calcext:value-type="float">
            <text:p>101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113" calcext:value-type="float">
            <text:p>101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3" calcext:value-type="float">
            <text:p>101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7" calcext:value-type="float">
            <text:p>1010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6" calcext:value-type="float">
            <text:p>1009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92" calcext:value-type="float">
            <text:p>10092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90" calcext:value-type="float">
            <text:p>1009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0088" calcext:value-type="float">
            <text:p>1008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083" calcext:value-type="float">
            <text:p>1008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74" calcext:value-type="float">
            <text:p>1007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072" calcext:value-type="float">
            <text:p>1007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0" calcext:value-type="float">
            <text:p>1007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70" calcext:value-type="float">
            <text:p>1007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77" calcext:value-type="float">
            <text:p>1007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22" calcext:value-type="float">
            <text:p>22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3" calcext:value-type="float">
            <text:p>1008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23" calcext:value-type="float">
            <text:p>2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92" calcext:value-type="float">
            <text:p>1009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831" calcext:value-type="float">
            <text:p>20150831</text:p>
          </table:table-cell>
          <table:table-cell office:value-type="float" office:value="24" calcext:value-type="float">
            <text:p>24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99" calcext:value-type="float">
            <text:p>1009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4" calcext:value-type="float">
            <text:p>1010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8" calcext:value-type="float">
            <text:p>1010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9" calcext:value-type="float">
            <text:p>1010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09" calcext:value-type="float">
            <text:p>10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09" calcext:value-type="float">
            <text:p>1010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6" calcext:value-type="float">
            <text:p>1011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0" calcext:value-type="float">
            <text:p>1012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1" calcext:value-type="float">
            <text:p>1012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25" calcext:value-type="float">
            <text:p>1012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8" calcext:value-type="float">
            <text:p>1012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5" calcext:value-type="float">
            <text:p>1013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9" calcext:value-type="float">
            <text:p>1013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3" calcext:value-type="float">
            <text:p>13</text:p>
          </table:table-cell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" calcext:value-type="float">
            <text:p>1014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6" calcext:value-type="float">
            <text:p>1014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71" calcext:value-type="float">
            <text:p>171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8" calcext:value-type="float">
            <text:p>1014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1" calcext:value-type="float">
            <text:p>1015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53" calcext:value-type="float">
            <text:p>10153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54" calcext:value-type="float">
            <text:p>1015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7" calcext:value-type="float">
            <text:p>1015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8" calcext:value-type="float">
            <text:p>1015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8" calcext:value-type="float">
            <text:p>1015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22" calcext:value-type="float">
            <text:p>2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0" calcext:value-type="float">
            <text:p>1016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23" calcext:value-type="float">
            <text:p>2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1" calcext:value-type="float">
            <text:p>1016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24" calcext:value-type="float">
            <text:p>24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1" calcext:value-type="float">
            <text:p>1016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6" calcext:value-type="float">
            <text:p>1015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53" calcext:value-type="float">
            <text:p>1015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51" calcext:value-type="float">
            <text:p>1015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7" calcext:value-type="float">
            <text:p>1014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7" calcext:value-type="float">
            <text:p>1014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9" calcext:value-type="float">
            <text:p>1014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9" calcext:value-type="float">
            <text:p>1014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9" calcext:value-type="float">
            <text:p>1014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0" calcext:value-type="float">
            <text:p>1015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1" calcext:value-type="float">
            <text:p>1015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0" calcext:value-type="float">
            <text:p>10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2" calcext:value-type="float">
            <text:p>1015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1" calcext:value-type="float">
            <text:p>1015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2" calcext:value-type="float">
            <text:p>1015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1" calcext:value-type="float">
            <text:p>1015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9" calcext:value-type="float">
            <text:p>1014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7" calcext:value-type="float">
            <text:p>1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0" calcext:value-type="float">
            <text:p>10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0" calcext:value-type="float">
            <text:p>1015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3" calcext:value-type="float">
            <text:p>1015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3" calcext:value-type="float">
            <text:p>1015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1" calcext:value-type="float">
            <text:p>1015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22" calcext:value-type="float">
            <text:p>22</text:p>
          </table:table-cell>
          <table:table-cell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0" calcext:value-type="float">
            <text:p>1015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23" calcext:value-type="float">
            <text:p>23</text:p>
          </table:table-cell>
          <table:table-cell office:value-type="float" office:value="280" calcext:value-type="float">
            <text:p>2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7" calcext:value-type="float">
            <text:p>10147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2" calcext:value-type="float">
            <text:p>20150902</text:p>
          </table:table-cell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4" calcext:value-type="float">
            <text:p>1014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41" calcext:value-type="float">
            <text:p>1014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138" calcext:value-type="float">
            <text:p>1013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134" calcext:value-type="float">
            <text:p>10134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131" calcext:value-type="float">
            <text:p>1013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130" calcext:value-type="float">
            <text:p>1013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0129" calcext:value-type="float">
            <text:p>1012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0127" calcext:value-type="float">
            <text:p>1012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127" calcext:value-type="float">
            <text:p>1012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126" calcext:value-type="float">
            <text:p>1012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124" calcext:value-type="float">
            <text:p>1012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4" calcext:value-type="float">
            <text:p>1012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1" calcext:value-type="float">
            <text:p>1012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124" calcext:value-type="float">
            <text:p>1012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4" calcext:value-type="float">
            <text:p>14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2" calcext:value-type="float">
            <text:p>1012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1" calcext:value-type="float">
            <text:p>1012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2" calcext:value-type="float">
            <text:p>1012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121" calcext:value-type="float">
            <text:p>1012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1" calcext:value-type="float">
            <text:p>101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19" calcext:value-type="float">
            <text:p>19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1" calcext:value-type="float">
            <text:p>1012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21" calcext:value-type="float">
            <text:p>1012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21" calcext:value-type="float">
            <text:p>21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17" calcext:value-type="float">
            <text:p>1011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15" calcext:value-type="float">
            <text:p>1011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23" calcext:value-type="float">
            <text:p>2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113" calcext:value-type="float">
            <text:p>101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3" calcext:value-type="float">
            <text:p>20150903</text:p>
          </table:table-cell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109" calcext:value-type="float">
            <text:p>10109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103" calcext:value-type="float">
            <text:p>1010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01" calcext:value-type="float">
            <text:p>1010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97" calcext:value-type="float">
            <text:p>1009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95" calcext:value-type="float">
            <text:p>1009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93" calcext:value-type="float">
            <text:p>1009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93" calcext:value-type="float">
            <text:p>1009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94" calcext:value-type="float">
            <text:p>1009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95" calcext:value-type="float">
            <text:p>1009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092" calcext:value-type="float">
            <text:p>1009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087" calcext:value-type="float">
            <text:p>1008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086" calcext:value-type="float">
            <text:p>1008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88" calcext:value-type="float">
            <text:p>1008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4" calcext:value-type="float">
            <text:p>14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087" calcext:value-type="float">
            <text:p>1008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89" calcext:value-type="float">
            <text:p>1008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0" calcext:value-type="float">
            <text:p>1009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4" calcext:value-type="float">
            <text:p>1009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98" calcext:value-type="float">
            <text:p>1009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06" calcext:value-type="float">
            <text:p>1010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15" calcext:value-type="float">
            <text:p>101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21" calcext:value-type="float">
            <text:p>21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20" calcext:value-type="float">
            <text:p>1012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22" calcext:value-type="float">
            <text:p>22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24" calcext:value-type="float">
            <text:p>1012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27" calcext:value-type="float">
            <text:p>1012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4" calcext:value-type="float">
            <text:p>20150904</text:p>
          </table:table-cell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129" calcext:value-type="float">
            <text:p>10129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1" calcext:value-type="float">
            <text:p>1013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1" calcext:value-type="float">
            <text:p>1013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29" calcext:value-type="float">
            <text:p>1012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124" calcext:value-type="float">
            <text:p>1012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124" calcext:value-type="float">
            <text:p>1012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31" calcext:value-type="float">
            <text:p>1013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134" calcext:value-type="float">
            <text:p>1013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8" calcext:value-type="float">
            <text:p>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9" calcext:value-type="float">
            <text:p>1013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" calcext:value-type="float">
            <text:p>1014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49" calcext:value-type="float">
            <text:p>1014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55" calcext:value-type="float">
            <text:p>1015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60" calcext:value-type="float">
            <text:p>1016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4" calcext:value-type="float">
            <text:p>10164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67" calcext:value-type="float">
            <text:p>1016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71" calcext:value-type="float">
            <text:p>1017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73" calcext:value-type="float">
            <text:p>1017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76" calcext:value-type="float">
            <text:p>1017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80" calcext:value-type="float">
            <text:p>1018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19" calcext:value-type="float">
            <text:p>19</text:p>
          </table:table-cell>
          <table:table-cell office:value-type="float" office:value="330" calcext:value-type="float">
            <text:p>3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84" calcext:value-type="float">
            <text:p>1018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183" calcext:value-type="float">
            <text:p>1018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186" calcext:value-type="float">
            <text:p>10186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22" calcext:value-type="float">
            <text:p>2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188" calcext:value-type="float">
            <text:p>1018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90" calcext:value-type="float">
            <text:p>1019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5" calcext:value-type="float">
            <text:p>20150905</text:p>
          </table:table-cell>
          <table:table-cell office:value-type="float" office:value="24" calcext:value-type="float">
            <text:p>24</text:p>
          </table:table-cell>
          <table:table-cell office:value-type="float" office:value="340" calcext:value-type="float">
            <text:p>3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91" calcext:value-type="float">
            <text:p>1019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94" calcext:value-type="float">
            <text:p>1019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95" calcext:value-type="float">
            <text:p>10195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96" calcext:value-type="float">
            <text:p>101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99" calcext:value-type="float">
            <text:p>1019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09" calcext:value-type="float">
            <text:p>1020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18" calcext:value-type="float">
            <text:p>1021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22" calcext:value-type="float">
            <text:p>10222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28" calcext:value-type="float">
            <text:p>10228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3" calcext:value-type="float">
            <text:p>1023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7" calcext:value-type="float">
            <text:p>1023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41" calcext:value-type="float">
            <text:p>10241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45" calcext:value-type="float">
            <text:p>1024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8" calcext:value-type="float">
            <text:p>1024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8" calcext:value-type="float">
            <text:p>1024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6" calcext:value-type="float">
            <text:p>16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8" calcext:value-type="float">
            <text:p>1024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6" calcext:value-type="float">
            <text:p>1024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46" calcext:value-type="float">
            <text:p>1024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19" calcext:value-type="float">
            <text:p>19</text:p>
          </table:table-cell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9" calcext:value-type="float">
            <text:p>1024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49" calcext:value-type="float">
            <text:p>1024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47" calcext:value-type="float">
            <text:p>1024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248" calcext:value-type="float">
            <text:p>1024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8" calcext:value-type="float">
            <text:p>1024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6" calcext:value-type="float">
            <text:p>20150906</text:p>
          </table:table-cell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4" calcext:value-type="float">
            <text:p>1024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42" calcext:value-type="float">
            <text:p>1024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42" calcext:value-type="float">
            <text:p>1024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41" calcext:value-type="float">
            <text:p>1024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3" calcext:value-type="float">
            <text:p>1024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6" calcext:value-type="float">
            <text:p>1024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9" calcext:value-type="float">
            <text:p>1024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3" calcext:value-type="float">
            <text:p>1025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58" calcext:value-type="float">
            <text:p>1025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2" calcext:value-type="float">
            <text:p>1026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65" calcext:value-type="float">
            <text:p>1026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67" calcext:value-type="float">
            <text:p>1026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70" calcext:value-type="float">
            <text:p>1027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72" calcext:value-type="float">
            <text:p>10272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1" calcext:value-type="float">
            <text:p>1027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5" calcext:value-type="float">
            <text:p>15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4" calcext:value-type="float">
            <text:p>1027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75" calcext:value-type="float">
            <text:p>1027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77" calcext:value-type="float">
            <text:p>1027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78" calcext:value-type="float">
            <text:p>1027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19" calcext:value-type="float">
            <text:p>1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82" calcext:value-type="float">
            <text:p>1028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85" calcext:value-type="float">
            <text:p>1028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21" calcext:value-type="float">
            <text:p>2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84" calcext:value-type="float">
            <text:p>1028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22" calcext:value-type="float">
            <text:p>22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84" calcext:value-type="float">
            <text:p>1028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83" calcext:value-type="float">
            <text:p>102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7" calcext:value-type="float">
            <text:p>20150907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80" calcext:value-type="float">
            <text:p>1028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81" calcext:value-type="float">
            <text:p>1028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76" calcext:value-type="float">
            <text:p>1027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75" calcext:value-type="float">
            <text:p>1027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72" calcext:value-type="float">
            <text:p>1027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71" calcext:value-type="float">
            <text:p>1027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6" calcext:value-type="float">
            <text:p>6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3" calcext:value-type="float">
            <text:p>1027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2" calcext:value-type="float">
            <text:p>1027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73" calcext:value-type="float">
            <text:p>1027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73" calcext:value-type="float">
            <text:p>1027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73" calcext:value-type="float">
            <text:p>1027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0" calcext:value-type="float">
            <text:p>1027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9" calcext:value-type="float">
            <text:p>1026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6" calcext:value-type="float">
            <text:p>1026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3" calcext:value-type="float">
            <text:p>1026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1" calcext:value-type="float">
            <text:p>1026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57" calcext:value-type="float">
            <text:p>1025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5" calcext:value-type="float">
            <text:p>1025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19" calcext:value-type="float">
            <text:p>1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3" calcext:value-type="float">
            <text:p>1025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3" calcext:value-type="float">
            <text:p>1025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55" calcext:value-type="float">
            <text:p>1025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6" calcext:value-type="float">
            <text:p>1025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5" calcext:value-type="float">
            <text:p>1025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8" calcext:value-type="float">
            <text:p>2015090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4" calcext:value-type="float">
            <text:p>10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9" calcext:value-type="float">
            <text:p>10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8" calcext:value-type="float">
            <text:p>102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8" calcext:value-type="float">
            <text:p>102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8" calcext:value-type="float">
            <text:p>102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9" calcext:value-type="float">
            <text:p>1024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3" calcext:value-type="float">
            <text:p>1025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6" calcext:value-type="float">
            <text:p>10256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6" calcext:value-type="float">
            <text:p>1025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6" calcext:value-type="float">
            <text:p>1025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5" calcext:value-type="float">
            <text:p>1025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5" calcext:value-type="float">
            <text:p>1025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9" calcext:value-type="float">
            <text:p>1024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4" calcext:value-type="float">
            <text:p>10244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1" calcext:value-type="float">
            <text:p>10241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1" calcext:value-type="float">
            <text:p>102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2" calcext:value-type="float">
            <text:p>1024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5" calcext:value-type="float">
            <text:p>1024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6" calcext:value-type="float">
            <text:p>1024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6" calcext:value-type="float">
            <text:p>1024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1" calcext:value-type="float">
            <text:p>1025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09" calcext:value-type="float">
            <text:p>20150909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4" calcext:value-type="float">
            <text:p>1025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3" calcext:value-type="float">
            <text:p>1025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1" calcext:value-type="float">
            <text:p>1025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1" calcext:value-type="float">
            <text:p>1025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3" calcext:value-type="float">
            <text:p>10253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1" calcext:value-type="float">
            <text:p>1025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9" calcext:value-type="float">
            <text:p>1024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7" calcext:value-type="float">
            <text:p>10247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4" calcext:value-type="float">
            <text:p>1024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8" calcext:value-type="float">
            <text:p>1023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4" calcext:value-type="float">
            <text:p>1023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8" calcext:value-type="float">
            <text:p>1022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8" calcext:value-type="float">
            <text:p>1022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8" calcext:value-type="float">
            <text:p>1022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6" calcext:value-type="float">
            <text:p>1022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5" calcext:value-type="float">
            <text:p>1022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2" calcext:value-type="float">
            <text:p>1022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5" calcext:value-type="float">
            <text:p>102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1" calcext:value-type="float">
            <text:p>102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2" calcext:value-type="float">
            <text:p>1020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4" calcext:value-type="float">
            <text:p>1020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2" calcext:value-type="float">
            <text:p>1020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5" calcext:value-type="float">
            <text:p>1019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7" calcext:value-type="float">
            <text:p>1018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3" calcext:value-type="float">
            <text:p>1018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7" calcext:value-type="float">
            <text:p>1017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2" calcext:value-type="float">
            <text:p>10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7" calcext:value-type="float">
            <text:p>1016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72" calcext:value-type="float">
            <text:p>172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4" calcext:value-type="float">
            <text:p>101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3" calcext:value-type="float">
            <text:p>1016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4" calcext:value-type="float">
            <text:p>1016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1" calcext:value-type="float">
            <text:p>1016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8" calcext:value-type="float">
            <text:p>1015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4" calcext:value-type="float">
            <text:p>1015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1" calcext:value-type="float">
            <text:p>20150911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9" calcext:value-type="float">
            <text:p>1014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4" calcext:value-type="float">
            <text:p>1014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1" calcext:value-type="float">
            <text:p>1014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6" calcext:value-type="float">
            <text:p>1013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2" calcext:value-type="float">
            <text:p>1013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29" calcext:value-type="float">
            <text:p>1012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4" calcext:value-type="float">
            <text:p>10124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2" calcext:value-type="float">
            <text:p>1012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8" calcext:value-type="float">
            <text:p>1011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3" calcext:value-type="float">
            <text:p>1011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09" calcext:value-type="float">
            <text:p>10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4" calcext:value-type="float">
            <text:p>1010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3" calcext:value-type="float">
            <text:p>10103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95" calcext:value-type="float">
            <text:p>1009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4" calcext:value-type="float">
            <text:p>1009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3" calcext:value-type="float">
            <text:p>10093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3" calcext:value-type="float">
            <text:p>1009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6" calcext:value-type="float">
            <text:p>10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0" calcext:value-type="float">
            <text:p>1010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04" calcext:value-type="float">
            <text:p>1010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4" calcext:value-type="float">
            <text:p>1010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4" calcext:value-type="float">
            <text:p>1010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4" calcext:value-type="float">
            <text:p>10104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2" calcext:value-type="float">
            <text:p>201509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3" calcext:value-type="float">
            <text:p>1010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99" calcext:value-type="float">
            <text:p>1009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96" calcext:value-type="float">
            <text:p>10096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92" calcext:value-type="float">
            <text:p>1009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94" calcext:value-type="float">
            <text:p>1009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7" calcext:value-type="float">
            <text:p>10097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8" calcext:value-type="float">
            <text:p>10098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3" calcext:value-type="float">
            <text:p>1009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0" calcext:value-type="float">
            <text:p>1009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0" calcext:value-type="float">
            <text:p>1008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4" calcext:value-type="float">
            <text:p>1007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4" calcext:value-type="float">
            <text:p>1006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9" calcext:value-type="float">
            <text:p>1005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45" calcext:value-type="float">
            <text:p>1004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4" calcext:value-type="float">
            <text:p>1003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22" calcext:value-type="float">
            <text:p>1002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16" calcext:value-type="float">
            <text:p>1001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07" calcext:value-type="float">
            <text:p>1000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8" calcext:value-type="float">
            <text:p>999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3" calcext:value-type="float">
            <text:p>9993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1" calcext:value-type="float">
            <text:p>999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8" calcext:value-type="float">
            <text:p>998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9" calcext:value-type="float">
            <text:p>998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93" calcext:value-type="float">
            <text:p>999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94" calcext:value-type="float">
            <text:p>999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4" calcext:value-type="float">
            <text:p>999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2" calcext:value-type="float">
            <text:p>999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1" calcext:value-type="float">
            <text:p>999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91" calcext:value-type="float">
            <text:p>999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90" calcext:value-type="float">
            <text:p>999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87" calcext:value-type="float">
            <text:p>998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5" calcext:value-type="float">
            <text:p>998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7" calcext:value-type="float">
            <text:p>997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2" calcext:value-type="float">
            <text:p>997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9970" calcext:value-type="float">
            <text:p>997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3" calcext:value-type="float">
            <text:p>996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66" calcext:value-type="float">
            <text:p>996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963" calcext:value-type="float">
            <text:p>996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967" calcext:value-type="float">
            <text:p>996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69" calcext:value-type="float">
            <text:p>9969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975" calcext:value-type="float">
            <text:p>997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75" calcext:value-type="float">
            <text:p>997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77" calcext:value-type="float">
            <text:p>9977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2" calcext:value-type="float">
            <text:p>998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985" calcext:value-type="float">
            <text:p>998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4" calcext:value-type="float">
            <text:p>2015091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86" calcext:value-type="float">
            <text:p>998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86" calcext:value-type="float">
            <text:p>998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88" calcext:value-type="float">
            <text:p>998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989" calcext:value-type="float">
            <text:p>9989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88" calcext:value-type="float">
            <text:p>998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3" calcext:value-type="float">
            <text:p>998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1" calcext:value-type="float">
            <text:p>998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5" calcext:value-type="float">
            <text:p>997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72" calcext:value-type="float">
            <text:p>997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977" calcext:value-type="float">
            <text:p>997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974" calcext:value-type="float">
            <text:p>997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71" calcext:value-type="float">
            <text:p>997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69" calcext:value-type="float">
            <text:p>996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969" calcext:value-type="float">
            <text:p>996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960" calcext:value-type="float">
            <text:p>996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964" calcext:value-type="float">
            <text:p>9964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1" calcext:value-type="float">
            <text:p>997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0" calcext:value-type="float">
            <text:p>998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5" calcext:value-type="float">
            <text:p>998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991" calcext:value-type="float">
            <text:p>999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995" calcext:value-type="float">
            <text:p>999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95" calcext:value-type="float">
            <text:p>999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22" calcext:value-type="float">
            <text:p>22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4" calcext:value-type="float">
            <text:p>999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1" calcext:value-type="float">
            <text:p>999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5" calcext:value-type="float">
            <text:p>2015091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8" calcext:value-type="float">
            <text:p>998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4" calcext:value-type="float">
            <text:p>998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0" calcext:value-type="float">
            <text:p>998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75" calcext:value-type="float">
            <text:p>997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70" calcext:value-type="float">
            <text:p>997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58" calcext:value-type="float">
            <text:p>995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54" calcext:value-type="float">
            <text:p>995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46" calcext:value-type="float">
            <text:p>994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32" calcext:value-type="float">
            <text:p>993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26" calcext:value-type="float">
            <text:p>992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16" calcext:value-type="float">
            <text:p>99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06" calcext:value-type="float">
            <text:p>990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01" calcext:value-type="float">
            <text:p>990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899" calcext:value-type="float">
            <text:p>989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95" calcext:value-type="float">
            <text:p>989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82" calcext:value-type="float">
            <text:p>988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881" calcext:value-type="float">
            <text:p>988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0" calcext:value-type="float">
            <text:p>986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863" calcext:value-type="float">
            <text:p>986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863" calcext:value-type="float">
            <text:p>986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4" calcext:value-type="float">
            <text:p>987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5" calcext:value-type="float">
            <text:p>98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4" calcext:value-type="float">
            <text:p>987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875" calcext:value-type="float">
            <text:p>987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875" calcext:value-type="float">
            <text:p>987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876" calcext:value-type="float">
            <text:p>987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879" calcext:value-type="float">
            <text:p>987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885" calcext:value-type="float">
            <text:p>988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891" calcext:value-type="float">
            <text:p>989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01" calcext:value-type="float">
            <text:p>990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16" calcext:value-type="float">
            <text:p>991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27" calcext:value-type="float">
            <text:p>992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37" calcext:value-type="float">
            <text:p>993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43" calcext:value-type="float">
            <text:p>9943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5" calcext:value-type="float">
            <text:p>9955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6" calcext:value-type="float">
            <text:p>996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5" calcext:value-type="float">
            <text:p>997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9" calcext:value-type="float">
            <text:p>9989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4" calcext:value-type="float">
            <text:p>1000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4" calcext:value-type="float">
            <text:p>1001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5" calcext:value-type="float">
            <text:p>1002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7" calcext:value-type="float">
            <text:p>1003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47" calcext:value-type="float">
            <text:p>1004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54" calcext:value-type="float">
            <text:p>1005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60" calcext:value-type="float">
            <text:p>1006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22" calcext:value-type="float">
            <text:p>2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64" calcext:value-type="float">
            <text:p>1006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68" calcext:value-type="float">
            <text:p>1006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7" calcext:value-type="float">
            <text:p>20150917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72" calcext:value-type="float">
            <text:p>1007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76" calcext:value-type="float">
            <text:p>1007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2" calcext:value-type="float">
            <text:p>1008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4" calcext:value-type="float">
            <text:p>1008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4" calcext:value-type="float">
            <text:p>1008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89" calcext:value-type="float">
            <text:p>1008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6" calcext:value-type="float">
            <text:p>1009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01" calcext:value-type="float">
            <text:p>1010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106" calcext:value-type="float">
            <text:p>10106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8" calcext:value-type="float">
            <text:p>1010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4" calcext:value-type="float">
            <text:p>1011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8" calcext:value-type="float">
            <text:p>1011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5" calcext:value-type="float">
            <text:p>1012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6" calcext:value-type="float">
            <text:p>10126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8" calcext:value-type="float">
            <text:p>1012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57" calcext:value-type="float">
            <text:p>157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30" calcext:value-type="float">
            <text:p>1013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2" calcext:value-type="float">
            <text:p>1013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5" calcext:value-type="float">
            <text:p>1013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3" calcext:value-type="float">
            <text:p>1014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8" calcext:value-type="float">
            <text:p>1014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2" calcext:value-type="float">
            <text:p>1015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7" calcext:value-type="float">
            <text:p>10157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0" calcext:value-type="float">
            <text:p>1016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64" calcext:value-type="float">
            <text:p>1016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8" calcext:value-type="float">
            <text:p>20150918</text:p>
          </table:table-cell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66" calcext:value-type="float">
            <text:p>10166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8" calcext:value-type="float">
            <text:p>1016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71" calcext:value-type="float">
            <text:p>1017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74" calcext:value-type="float">
            <text:p>1017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78" calcext:value-type="float">
            <text:p>1017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2" calcext:value-type="float">
            <text:p>1019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7" calcext:value-type="float">
            <text:p>1020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4" calcext:value-type="float">
            <text:p>1021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3" calcext:value-type="float">
            <text:p>1022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6" calcext:value-type="float">
            <text:p>1022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3" calcext:value-type="float">
            <text:p>13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4" calcext:value-type="float">
            <text:p>1023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8" calcext:value-type="float">
            <text:p>10238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7" calcext:value-type="float">
            <text:p>17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2" calcext:value-type="float">
            <text:p>1024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" calcext:value-type="float">
            <text:p>1024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19" calcext:value-type="float">
            <text:p>19</text:p>
          </table:table-cell>
          <table:table-cell office:value-type="float" office:value="330" calcext:value-type="float">
            <text:p>33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9" calcext:value-type="float">
            <text:p>1024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3" calcext:value-type="float">
            <text:p>1025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54" calcext:value-type="float">
            <text:p>1025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3" calcext:value-type="float">
            <text:p>1025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53" calcext:value-type="float">
            <text:p>1025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19" calcext:value-type="float">
            <text:p>20150919</text:p>
          </table:table-cell>
          <table:table-cell office:value-type="float" office:value="24" calcext:value-type="float">
            <text:p>24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0" calcext:value-type="float">
            <text:p>1025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0" calcext:value-type="float">
            <text:p>102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9" calcext:value-type="float">
            <text:p>1024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7" calcext:value-type="float">
            <text:p>10247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4" calcext:value-type="float">
            <text:p>1024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43" calcext:value-type="float">
            <text:p>1024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1" calcext:value-type="float">
            <text:p>1024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38" calcext:value-type="float">
            <text:p>1023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7" calcext:value-type="float">
            <text:p>1023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9" calcext:value-type="float">
            <text:p>1023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7" calcext:value-type="float">
            <text:p>1023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4" calcext:value-type="float">
            <text:p>1023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4" calcext:value-type="float">
            <text:p>1023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" calcext:value-type="float">
            <text:p>1023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4" calcext:value-type="float">
            <text:p>1022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2" calcext:value-type="float">
            <text:p>1022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6" calcext:value-type="float">
            <text:p>102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6" calcext:value-type="float">
            <text:p>1021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2" calcext:value-type="float">
            <text:p>1020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95" calcext:value-type="float">
            <text:p>1019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0" calcext:value-type="float">
            <text:p>2015092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87" calcext:value-type="float">
            <text:p>1018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80" calcext:value-type="float">
            <text:p>1018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73" calcext:value-type="float">
            <text:p>1017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3" calcext:value-type="float">
            <text:p>1016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8" calcext:value-type="float">
            <text:p>1015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7" calcext:value-type="float">
            <text:p>147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53" calcext:value-type="float">
            <text:p>1015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47" calcext:value-type="float">
            <text:p>1014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5" calcext:value-type="float">
            <text:p>1014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5" calcext:value-type="float">
            <text:p>1014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0" calcext:value-type="float">
            <text:p>1014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133" calcext:value-type="float">
            <text:p>1013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5" calcext:value-type="float">
            <text:p>1012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9" calcext:value-type="float">
            <text:p>1011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0" calcext:value-type="float">
            <text:p>1011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3" calcext:value-type="float">
            <text:p>1010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4" calcext:value-type="float">
            <text:p>1009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86" calcext:value-type="float">
            <text:p>10086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076" calcext:value-type="float">
            <text:p>1007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73" calcext:value-type="float">
            <text:p>10073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067" calcext:value-type="float">
            <text:p>1006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0058" calcext:value-type="float">
            <text:p>1005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048" calcext:value-type="float">
            <text:p>1004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35" calcext:value-type="float">
            <text:p>1003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1" calcext:value-type="float">
            <text:p>2015092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24" calcext:value-type="float">
            <text:p>1002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15" calcext:value-type="float">
            <text:p>1001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009" calcext:value-type="float">
            <text:p>1000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03" calcext:value-type="float">
            <text:p>100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02" calcext:value-type="float">
            <text:p>1000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98" calcext:value-type="float">
            <text:p>9998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98" calcext:value-type="float">
            <text:p>999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6" calcext:value-type="float">
            <text:p>9996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6" calcext:value-type="float">
            <text:p>999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98" calcext:value-type="float">
            <text:p>999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97" calcext:value-type="float">
            <text:p>999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97" calcext:value-type="float">
            <text:p>999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94" calcext:value-type="float">
            <text:p>999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1" calcext:value-type="float">
            <text:p>999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4" calcext:value-type="float">
            <text:p>14</text:p>
          </table:table-cell>
          <table:table-cell office:value-type="float" office:value="290" calcext:value-type="float">
            <text:p>29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9" calcext:value-type="float">
            <text:p>998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7" calcext:value-type="float">
            <text:p>157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9" calcext:value-type="float">
            <text:p>998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1" calcext:value-type="float">
            <text:p>999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4" calcext:value-type="float">
            <text:p>999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19" calcext:value-type="float">
            <text:p>1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3" calcext:value-type="float">
            <text:p>1000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6" calcext:value-type="float">
            <text:p>1000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6" calcext:value-type="float">
            <text:p>1000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22" calcext:value-type="float">
            <text:p>22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7" calcext:value-type="float">
            <text:p>1000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23" calcext:value-type="float">
            <text:p>23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8" calcext:value-type="float">
            <text:p>1000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0150922" calcext:value-type="float">
            <text:p>20150922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10" calcext:value-type="float">
            <text:p>1001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09:11:20.979901045</meta:creation-date>
    <dc:date>2015-10-19T09:26:03.994637885</dc:date>
    <meta:editing-duration>PT13M17S</meta:editing-duration>
    <meta:editing-cycles>2</meta:editing-cycles>
    <meta:generator>LibreOffice/4.2.8.2$Linux_X86_64 LibreOffice_project/420m0$Build-2</meta:generator>
    <meta:document-statistic meta:table-count="1" meta:cell-count="19442" meta:object-count="0"/>
  </office:meta>
</office:document-meta>
</file>